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fo:min-height="1.59cm"/>
    </style:style>
    <style:style style:name="pr8" style:family="presentation" style:parent-style-name="TITLE_5f_AND_5f_BODY-notes">
      <style:graphic-properties draw:fill-color="#ffffff" fo:min-height="11.429cm"/>
    </style:style>
    <style:style style:name="pr9" style:family="presentation" style:parent-style-name="TITLE_5f_AND_5f_BODY-outline1">
      <style:graphic-properties fo:min-height="9.239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30% 58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P Math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uver complexité de la vérification pour k&lt;n fixé" draw:style-name="dp1" draw:master-page-name="TITLE_5f_AND_5f_BODY" presentation:presentation-page-layout-name="AL2T1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rouver complexité de la vérification pour k&lt;n fixé</text:span></text:p>
          </draw:text-box>
        </draw:frame>
        <draw:frame draw:name="Shape 6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3">Pour un graphe de taille n, il y a n</text:span><text:span text:style-name="T4">k</text:span><text:span text:style-name="T3"> sous graphes distincts de taille k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n*(n-1)*(n-2)... =&gt; n!-(n-k)! </text:span></text:p>
                  </text:list-item>
                </text:list>
              </text:list-item>
              <text:list-item>
                <text:p text:style-name="P7"><text:span text:style-name="T3">On vérifie si chaque noued du sous graphe est relié à tous les autres noueds du sous-graphe: k</text:span><text:span text:style-name="T4">2</text:span></text:p>
                <text:list>
                  <text:list-item>
                    <text:p text:style-name="P7"><text:span text:style-name="T5">k*(k-1)</text:span></text:p>
                  </text:list-item>
                </text:list>
              </text:list-item>
              <text:list-item>
                <text:p text:style-name="P7"><text:span text:style-name="T3">La compléxité totale est donc de O(n</text:span><text:span text:style-name="T4">k </text:span><text:span text:style-name="T3">k</text:span><text:span text:style-name="T4">2</text:span><text:span text:style-name="T3">)</text:span></text:p>
              </text:list-item>
            </text:list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uver que le k-coloration est NP-complet" draw:style-name="dp1" draw:master-page-name="TITLE_5f_AND_5f_BODY" presentation:presentation-page-layout-name="AL2T1">
        <draw:frame draw:name="Shape 66" presentation:style-name="pr4" draw:text-style-name="P6" draw:layer="layout" svg:width="23.667cm" svg:height="1.59cm" svg:x="1.065cm" svg:y="1.993cm" presentation:class="title" presentation:user-transformed="true">
          <draw:text-box>
            <text:p text:style-name="P5"><text:span text:style-name="T2">Prouver que le k-coloration est NP-complet</text:span></text:p>
          </draw:text-box>
        </draw:frame>
        <draw:frame draw:name="Shape 67" presentation:style-name="pr5" draw:text-style-name="P8" draw:layer="layout" svg:width="23.667cm" svg:height="9.489cm" svg:x="1.065cm" svg:y="3.959cm" presentation:class="outline" presentation:user-transformed="true">
          <draw:text-box>
            <text:list text:style-name="L4">
              <text:list-item>
                <text:p text:style-name="P7"><text:span text:style-name="T3">“</text:span><text:span text:style-name="T3">Trouver une clique de taille k est NP-complet”</text:span></text:p>
              </text:list-item>
              <text:list-item>
                <text:p text:style-name="P7"><text:span text:style-name="T3">Si une couleur est répétée dans une clique, les deux noeuds de même couleur sont forcément adjacentes car tous les noeuds de la clique le sont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Donc, k doit être &gt;= que la tailel de la clique la plus grande</text:span></text:p>
                  </text:list-item>
                </text:list>
              </text:list-item>
              <text:list-item>
                <text:p text:style-name="P7"><text:span text:style-name="T3">Trouver si un graphe est k-coloriable revient à verifier (PROUVER) qui un graphe n’a pas de clique de taille k+1.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émentation" draw:style-name="dp1" draw:master-page-name="TITLE_5f_AND_5f_BODY" presentation:presentation-page-layout-name="AL2T1">
        <draw:frame draw:name="Shape 7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Implémentation</text:span></text:p>
          </draw:text-box>
        </draw:frame>
        <draw:frame draw:name="Shape 7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3">Test matrices</text:span></text:p>
              </text:list-item>
              <text:list-item>
                <text:p text:style-name="P7"><text:span text:style-name="T3">Brute force</text:span></text:p>
              </text:list-item>
              <text:list-item>
                <text:p text:style-name="P7"><text:span text:style-name="T3">Heuristics</text:span></text:p>
              </text:list-item>
            </text:list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presentation:style-name="pr7" draw:layer="layout" svg:width="23.667cm" svg:height="1.59cm" svg:x="0.866cm" svg:y="1.236cm" presentation:class="title" presentation:user-transformed="true">
          <draw:text-box>
            <text:p>Heuristique sqrt(|E|)</text:p>
          </draw:text-box>
        </draw:frame>
        <draw:frame draw:style-name="gr2" draw:layer="layout" svg:width="1.08cm" svg:height="1.123cm" svg:x="14.224cm" svg:y="3.449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presentation:style-name="pr7" draw:layer="layout" svg:width="23.667cm" svg:height="1.59cm" svg:x="0.866cm" svg:y="1.236cm" presentation:class="title" presentation:user-transformed="true">
          <draw:text-box>
            <text:p>Erreur maximal pour heuristique </text:p>
          </draw:text-box>
        </draw:frame>
        <draw:frame presentation:style-name="pr9" draw:layer="layout" svg:width="23.667cm" svg:height="9.489cm" svg:x="0.866cm" svg:y="3.201cm" presentation:class="outline">
          <draw:text-box>
            <text:list text:style-name="L6">
              <text:list-item>
                <text:p>Trouver l’erreur maximum reviens à maximiser <text:s/></text:p>
                <text:list>
                  <text:list-item>
                    <text:p>C-a-d: on cherche à maximiser <text:s text:c="5"/>et à minimiser </text:p>
                  </text:list-item>
                </text:list>
              </text:list-item>
              <text:list-item>
                <text:p>On maximise <text:s text:c="4"/>en fesant un graph k-parti complét</text:p>
                <text:list>
                  <text:list-item>
                    <text:p>Tel que l’ajout d’une arete suplémentaire crée une clique de taille </text:p>
                  </text:list-item>
                  <text:list-item>
                    <text:p><text:s text:c="2"/>est maximal lorsque chaque partie du graphe k-parti est de taille </text:p>
                  </text:list-item>
                </text:list>
              </text:list-item>
              <text:list-item>
                <text:p>Un graph de taille <text:span text:style-name="T6">n k</text:span><text:span text:style-name="T7">-parti complet a <text:s text:c="21"/></text:span></text:p>
              </text:list-item>
              <text:list-item>
                <text:p><text:span text:style-name="T7">L’erreur de notre heuristique pour un graph de taille </text:span><text:span text:style-name="T6">n k</text:span><text:span text:style-name="T7">-parti complet est de</text:span></text:p>
              </text:list-item>
              <text:list-item>
                <text:p><text:span text:style-name="T7">L’erreur est plus grande pour les graphs complets bi-parti complets: </text:span></text:p>
              </text:list-item>
            </text:list>
          </draw:text-box>
        </draw:frame>
        <draw:frame draw:style-name="gr2" draw:text-style-name="P10" draw:layer="layout" svg:width="2.374cm" svg:height="1.165cm" svg:x="12.612cm" svg:y="2.89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0" draw:layer="layout" svg:width="1.158cm" svg:height="0.572cm" svg:x="7.986cm" svg:y="1.77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0" draw:layer="layout" svg:width="0.783cm" svg:height="0.484cm" svg:x="10.026cm" svg:y="4.20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0" draw:layer="layout" svg:width="0.429cm" svg:height="0.47cm" svg:x="13.931cm" svg:y="4.22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10" draw:layer="layout" svg:width="0.783cm" svg:height="0.484cm" svg:x="4.9cm" svg:y="5.33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10" draw:layer="layout" svg:width="0.923cm" svg:height="0.47cm" svg:x="17.605cm" svg:y="6.2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10" draw:layer="layout" svg:width="0.783cm" svg:height="0.484cm" svg:x="2.794cm" svg:y="7.21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10" draw:layer="layout" svg:width="0.513cm" svg:height="1.003cm" svg:x="18.029cm" svg:y="7.01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10" draw:layer="layout" svg:width="2.673cm" svg:height="1.089cm" svg:x="10.239cm" svg:y="7.874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10" draw:layer="layout" svg:width="3.326cm" svg:height="1.757cm" svg:x="19.625cm" svg:y="8.69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10" draw:layer="layout" svg:width="1.022cm" svg:height="1.041cm" svg:x="17.013cm" svg:y="10.16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6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3-30T10:34:25.863898672</dc:date>
    <meta:editing-duration>PT8M13S</meta:editing-duration>
    <meta:editing-cycles>4</meta:editing-cycles>
    <meta:document-statistic meta:object-count="63"/>
  </office:meta>
</office:document-meta>
</file>

<file path=Object 1/content.xml><?xml version="1.0" encoding="utf-8"?>
<math xmlns="http://www.w3.org/1998/Math/MathML" display="block">
  <semantics>
    <mfrac>
      <msub>
        <mi>k</mi>
        <mi>h</mi>
      </msub>
      <msub>
        <mi>k</mi>
        <mi mathvariant="italic">exact</mi>
      </msub>
    </mfrac>
    <annotation encoding="StarMath 5.0">{k_h} over {k_exact} </annotation>
  </semantics>
</math>
</file>

<file path=Object 10/content.xml><?xml version="1.0" encoding="utf-8"?>
<math xmlns="http://www.w3.org/1998/Math/MathML" display="block">
  <semantics>
    <mrow>
      <mrow>
        <mo fence="true" stretchy="false">|</mo>
        <mrow>
          <mi>E</mi>
        </mrow>
        <mo fence="true" stretchy="false">|</mo>
      </mrow>
      <mo stretchy="false">=</mo>
      <mfrac>
        <mrow>
          <mrow>
            <mo fence="true" stretchy="false">(</mo>
            <mrow>
              <mrow>
                <mi>k</mi>
                <mo stretchy="false">−</mo>
                <mn>1</mn>
              </mrow>
            </mrow>
            <mo fence="true" stretchy="false">)</mo>
          </mrow>
          <msup>
            <mi>n</mi>
            <mn>2</mn>
          </msup>
        </mrow>
        <mrow>
          <mn>2</mn>
          <mi>k</mi>
        </mrow>
      </mfrac>
    </mrow>
    <annotation encoding="StarMath 5.0">lline E rline = {(k-1) n^2} over{2k} </annotation>
  </semantics>
</math>
</file>

<file path=Object 11/content.xml><?xml version="1.0" encoding="utf-8"?>
<math xmlns="http://www.w3.org/1998/Math/MathML" display="block">
  <semantics>
    <mrow>
      <mfrac>
        <msqrt>
          <mfrac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sup>
                <mi>n</mi>
                <mn>2</mn>
              </msup>
            </mrow>
            <mrow>
              <mn>2</mn>
              <mi>k</mi>
            </mrow>
          </mfrac>
        </msqrt>
        <mi>k</mi>
      </mfrac>
      <mo stretchy="false">≈</mo>
      <mfrac>
        <mi>n</mi>
        <mrow>
          <msqrt>
            <mn>2</mn>
          </msqrt>
          <mi>k</mi>
        </mrow>
      </mfrac>
    </mrow>
    <annotation encoding="StarMath 5.0">{sqrt {{(k-1) n^2} over{2k} } over k  }  approx {n} over { sqrt 2 k }</annotation>
  </semantics>
</math>
</file>

<file path=Object 12/content.xml><?xml version="1.0" encoding="utf-8"?>
<math xmlns="http://www.w3.org/1998/Math/MathML" display="block">
  <semantics>
    <mfrac>
      <mi>n</mi>
      <mrow>
        <mn>2</mn>
        <msqrt>
          <mn>2</mn>
        </msqrt>
      </mrow>
    </mfrac>
    <annotation encoding="StarMath 5.0">n over { 2 sqrt 2} </annotation>
  </semantics>
</math>
</file>

<file path=Object 2/content.xml><?xml version="1.0" encoding="utf-8"?>
<math xmlns="http://www.w3.org/1998/Math/MathML" display="block">
  <semantics>
    <mrow>
      <mfrac>
        <msub>
          <mi>k</mi>
          <mi>h</mi>
        </msub>
        <msub>
          <mi>k</mi>
          <mi mathvariant="italic">min</mi>
        </msub>
      </mfrac>
      <mo stretchy="false">⇒</mo>
      <mfrac>
        <mrow>
          <mo fence="true" stretchy="true">⌈</mo>
          <mrow>
            <msqrt>
              <mrow>
                <mo fence="true" stretchy="false">|</mo>
                <mrow>
                  <mi>E</mi>
                </mrow>
                <mo fence="true" stretchy="false">|</mo>
              </mrow>
            </msqrt>
          </mrow>
          <mo fence="true" stretchy="true">⌉</mo>
        </mrow>
        <msub>
          <mi>k</mi>
          <mi mathvariant="italic">min</mi>
        </msub>
      </mfrac>
    </mrow>
    <annotation encoding="StarMath 5.0">{k_h} over {k_min}  drarrow {left lceil sqrt{  lline  E rline   } right rceil  } over { k_min }</annotation>
  </semantics>
</math>
</file>

<file path=Object 3/content.xml><?xml version="1.0" encoding="utf-8"?>
<math xmlns="http://www.w3.org/1998/Math/MathML" display="block">
  <semantics>
    <mrow>
      <mo fence="true" stretchy="true">⌈</mo>
      <mrow>
        <msqrt>
          <mrow>
            <mo fence="true" stretchy="false">|</mo>
            <mrow>
              <mi>E</mi>
            </mrow>
            <mo fence="true" stretchy="false">|</mo>
          </mrow>
        </msqrt>
      </mrow>
      <mo fence="true" stretchy="true">⌉</mo>
    </mrow>
    <annotation encoding="StarMath 5.0">left lceil sqrt{  lline  E rline   } right rceil  </annotation>
  </semantics>
</math>
</file>

<file path=Object 4/content.xml><?xml version="1.0" encoding="utf-8"?>
<math xmlns="http://www.w3.org/1998/Math/MathML" display="block">
  <semantics>
    <mi>k</mi>
    <annotation encoding="StarMath 5.0">k</annotation>
  </semantics>
</math>
</file>

<file path=Object 5/content.xml><?xml version="1.0" encoding="utf-8"?>
<math xmlns="http://www.w3.org/1998/Math/MathML" display="block">
  <semantics>
    <mrow>
      <mo fence="true" stretchy="false">|</mo>
      <mrow>
        <mi>E</mi>
      </mrow>
      <mo fence="true" stretchy="false">|</mo>
    </mrow>
    <annotation encoding="StarMath 5.0">lline  E rline   </annotation>
  </semantics>
</math>
</file>

<file path=Object 6/content.xml><?xml version="1.0" encoding="utf-8"?>
<math xmlns="http://www.w3.org/1998/Math/MathML" display="block">
  <semantics>
    <mrow>
      <mi>k</mi>
      <mo stretchy="false">+</mo>
      <mn>1</mn>
    </mrow>
    <annotation encoding="StarMath 5.0">k+1</annotation>
  </semantics>
</math>
</file>

<file path=Object 7/content.xml><?xml version="1.0" encoding="utf-8"?>
<math xmlns="http://www.w3.org/1998/Math/MathML" display="block">
  <semantics>
    <mrow>
      <mo fence="true" stretchy="false">|</mo>
      <mrow>
        <mi>E</mi>
      </mrow>
      <mo fence="true" stretchy="false">|</mo>
    </mrow>
    <annotation encoding="StarMath 5.0">lline  E rline   </annotation>
  </semantics>
</math>
</file>

<file path=Object 8/content.xml><?xml version="1.0" encoding="utf-8"?>
<math xmlns="http://www.w3.org/1998/Math/MathML" display="block">
  <semantics>
    <mrow>
      <mo fence="true" stretchy="false">|</mo>
      <mrow>
        <mi>E</mi>
      </mrow>
      <mo fence="true" stretchy="false">|</mo>
    </mrow>
    <annotation encoding="StarMath 5.0">lline  E rline   </annotation>
  </semantics>
</math>
</file>

<file path=Object 9/content.xml><?xml version="1.0" encoding="utf-8"?>
<math xmlns="http://www.w3.org/1998/Math/MathML" display="block">
  <semantics>
    <mfrac>
      <mi>n</mi>
      <mi>k</mi>
    </mfrac>
    <annotation encoding="StarMath 5.0">n over k</annotation>
  </semantics>
</math>
</file>